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piquet </meta:initial-creator>
    <meta:creation-date>2018-02-13T17:36:21.397433257</meta:creation-date>
    <dc:date>2018-02-13T17:37:42.350089365</dc:date>
    <dc:creator>dpiquet </dc:creator>
    <meta:editing-duration>PT1M23S</meta:editing-duration>
    <meta:editing-cycles>1</meta:editing-cycles>
    <meta:document-statistic meta:table-count="1" meta:cell-count="9" meta:object-count="0"/>
    <meta:generator>LibreOffice/4.3.3.2$Linux_X86_64 LibreOffice_project/430m0$Build-2</meta:generator>
  </office:meta>
</office:document-meta>
</file>